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F7A2B7F1479F39D787.png" manifest:media-type="image/png"/>
  <manifest:file-entry manifest:full-path="Pictures/1000020100000780000003F7C0BC88FAA111D02F.png" manifest:media-type="image/png"/>
  <manifest:file-entry manifest:full-path="Pictures/1000020100000780000003F7965AA0E060F8B022.png" manifest:media-type="image/png"/>
  <manifest:file-entry manifest:full-path="Pictures/1000020100000780000003F79C3D1A248F945C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b679" officeooo:paragraph-rsid="0006b6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043in, 8.5701in, 3.8228in, 3.75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2646in, 4.2098in, 4.5598in, 8.05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665in, 4.2701in, 4.5516in, 8.148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618in, 4.3874in, 4.5429in, 8.11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man grep</text:span></text:p>
      <text:p text:style-name="P1"><draw:frame draw:style-name="fr1" draw:name="Image1" text:anchor-type="paragraph" svg:x="-0.0953in" svg:y="0.3992in" svg:width="4.9693in" svg:height="2.9693in" draw:z-index="0"><draw:image xlink:href="Pictures/1000020100000780000003F7965AA0E060F8B022.png" xlink:type="simple" xlink:show="embed" xlink:actuate="onLoad" loext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grep</text:span></text:p>
      <text:p text:style-name="P1"><draw:frame draw:style-name="fr2" draw:name="Image2" text:anchor-type="paragraph" svg:x="-0.1783in" svg:y="0.2791in" svg:width="4.428in" svg:height="0.4181in" draw:z-index="1"><draw:image xlink:href="Pictures/1000020100000780000003F79C3D1A248F945C22.png" xlink:type="simple" xlink:show="embed" xlink:actuate="onLoad" loext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grep –-help</text:span></text:p>
      <text:p text:style-name="P1"><draw:frame draw:style-name="fr3" draw:name="Image3" text:anchor-type="paragraph" svg:x="-0.2307in" svg:y="0.1681in" svg:width="4.2402in" svg:height="2.8028in" draw:z-index="2"><draw:image xlink:href="Pictures/1000020100000780000003F7C0BC88FAA111D02F.png" xlink:type="simple" xlink:show="embed" xlink:actuate="onLoad" loext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>grep ‘skill’ DoubleHowFast.txt</text:span></text:p>
      <text:p text:style-name="P1"><draw:frame draw:style-name="fr4" draw:name="Image4" text:anchor-type="paragraph" svg:x="-0.0016in" svg:y="0.1618in" svg:width="5.1673in" svg:height="2.2898in" draw:z-index="3"><draw:image xlink:href="Pictures/1000020100000780000003F7A2B7F1479F39D787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02:22.330550073</meta:creation-date>
    <dc:date>2019-10-12T15:14:40.737775035</dc:date>
    <meta:editing-duration>PT2M1S</meta:editing-duration>
    <meta:editing-cycles>1</meta:editing-cycles>
    <meta:document-statistic meta:table-count="0" meta:image-count="4" meta:object-count="0" meta:page-count="2" meta:paragraph-count="4" meta:word-count="8" meta:character-count="53" meta:non-whitespace-character-count="49"/>
    <meta:generator>LibreOffice/6.0.7.3$Linux_X86_64 LibreOffice_project/00m0$Build-3</meta:generator>
  </office:meta>
</office:document-meta>
</file>